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Sheet1.A2:Sheet1.B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-00-00</text:date>, <text:time style:data-style-name="N2" text:time-value="10:58:31.919128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ca Tyson</meta:initial-creator>
    <meta:creation-date>2020-07-16T13:46:32.781938077</meta:creation-date>
    <dc:date>2020-12-09T11:00:17.440490251</dc:date>
    <dc:creator>Rebecca Tyson</dc:creator>
    <meta:editing-duration>PT18M5S</meta:editing-duration>
    <meta:editing-cycles>3</meta:editing-cycles>
    <meta:generator>LibreOffice/6.0.7.3$Linux_X86_64 LibreOffice_project/00m0$Build-3</meta:generator>
    <meta:document-statistic meta:table-count="1" meta:cell-count="220" meta:object-count="0"/>
  </office:meta>
</office:document-meta>
</file>